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3cm" svg:x="14cm" svg:y="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23.5cm" svg:y="4.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21.8cm" svg:y="14.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cm" svg:height="3cm" svg:x="13.7cm" svg:y="16.8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5.4cm" svg:y="14.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4.8cm" svg:y="3.9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cm" svg:height="3cm" svg:x="14cm" svg:y="9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cm" svg:height="3cm" svg:x="14cm" svg:y="4.8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cm" svg:height="3cm" svg:x="17.8cm" svg:y="11.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9.8cm" svg:y="11.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3.939cm" svg:y1="4.739cm" svg:x2="17cm" svg:y2="2.5cm" draw:start-shape="id1" draw:start-glue-point="5" draw:end-shape="id2" draw:end-glue-point="10" svg:d="M23939 4739l-6939-2239" svg:viewBox="0 0 6940 2240">
          <text:p/>
        </draw:connector>
        <draw:connector draw:style-name="gr2" draw:text-style-name="P1" draw:layer="layout" draw:type="line" svg:x1="7.361cm" svg:y1="4.339cm" svg:x2="14cm" svg:y2="2.5cm" draw:start-shape="id3" draw:start-glue-point="11" draw:end-shape="id2" draw:end-glue-point="6" svg:d="M7361 4339l6639-1839" svg:viewBox="0 0 6640 1840">
          <text:p/>
        </draw:connector>
        <draw:connector draw:style-name="gr2" draw:text-style-name="P1" draw:layer="layout" draw:type="line" svg:x1="6.3cm" svg:y1="6.9cm" svg:x2="6.9cm" svg:y2="14.1cm" draw:start-shape="id3" draw:start-glue-point="8" draw:end-shape="id4" svg:d="M6300 6900l600 7200" svg:viewBox="0 0 601 7201">
          <text:p/>
        </draw:connector>
        <draw:connector draw:style-name="gr2" draw:text-style-name="P1" draw:layer="layout" draw:type="line" svg:x1="13.7cm" svg:y1="18.3cm" svg:x2="7.961cm" svg:y2="16.661cm" draw:start-shape="id5" draw:start-glue-point="6" draw:end-shape="id4" draw:end-glue-point="9" svg:d="M13700 18300l-5739-1639" svg:viewBox="0 0 5740 1640">
          <text:p/>
        </draw:connector>
        <draw:connector draw:style-name="gr2" draw:text-style-name="P1" draw:layer="layout" draw:type="line" svg:x1="16.7cm" svg:y1="18.3cm" svg:x2="22.239cm" svg:y2="17.061cm" draw:start-shape="id5" draw:end-shape="id6" draw:end-glue-point="7" svg:d="M16700 18300l5539-1239" svg:viewBox="0 0 5540 1240">
          <text:p/>
        </draw:connector>
        <draw:connector draw:style-name="gr2" draw:text-style-name="P1" draw:layer="layout" draw:type="line" svg:x1="25cm" svg:y1="7.3cm" svg:x2="23.3cm" svg:y2="14.5cm" draw:start-shape="id1" draw:start-glue-point="8" draw:end-shape="id6" svg:d="M25000 7300l-1700 7200" svg:viewBox="0 0 1701 7201">
          <text:p/>
        </draw:connector>
        <draw:connector draw:style-name="gr3" draw:text-style-name="P1" draw:layer="layout" draw:type="line" svg:x1="7.961cm" svg:y1="14.539cm" svg:x2="10.239cm" svg:y2="14.061cm" draw:start-shape="id4" draw:start-glue-point="11" draw:end-shape="id7" draw:end-glue-point="7" svg:d="M7961 14539l2278-478" svg:viewBox="0 0 2279 479">
          <text:p/>
        </draw:connector>
        <draw:connector draw:style-name="gr3" draw:text-style-name="P1" draw:layer="layout" draw:type="line" svg:x1="12.361cm" svg:y1="11.939cm" svg:x2="14.439cm" svg:y2="11.561cm" draw:start-shape="id7" draw:start-glue-point="11" draw:end-shape="id8" draw:end-glue-point="7" svg:d="M12361 11939l2078-378" svg:viewBox="0 0 2079 379">
          <text:p/>
        </draw:connector>
        <draw:connector draw:style-name="gr3" draw:text-style-name="P1" draw:layer="layout" draw:type="line" svg:x1="15.5cm" svg:y1="9cm" svg:x2="15.5cm" svg:y2="7.8cm" draw:start-shape="id8" draw:start-glue-point="4" draw:end-shape="id9" draw:end-glue-point="8" svg:d="M15500 9000v-1200" svg:viewBox="0 0 1 1201">
          <text:p/>
        </draw:connector>
        <draw:connector draw:style-name="gr3" draw:text-style-name="P1" draw:layer="layout" draw:type="line" svg:x1="15.5cm" svg:y1="4.8cm" svg:x2="15.5cm" svg:y2="4cm" draw:start-shape="id9" draw:start-glue-point="4" draw:end-shape="id2" draw:end-glue-point="8" svg:d="M15500 4800v-800" svg:viewBox="0 0 1 801">
          <text:p/>
        </draw:connector>
        <draw:connector draw:style-name="gr3" draw:text-style-name="P1" draw:layer="layout" draw:type="line" svg:x1="16.561cm" svg:y1="11.561cm" svg:x2="18.239cm" svg:y2="12.139cm" draw:start-shape="id8" draw:start-glue-point="9" draw:end-shape="id10" draw:end-glue-point="5" svg:d="M16561 11561l1678 578" svg:viewBox="0 0 1679 579">
          <text:p/>
        </draw:connector>
        <draw:connector draw:style-name="gr3" draw:text-style-name="P1" draw:layer="layout" draw:type="line" svg:x1="20.361cm" svg:y1="14.261cm" svg:x2="22.239cm" svg:y2="14.939cm" draw:start-shape="id10" draw:start-glue-point="9" draw:end-shape="id6" draw:end-glue-point="5" svg:d="M20361 14261l1878 678" svg:viewBox="0 0 1879 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02:18:41.799701634</meta:creation-date>
    <dc:date>2017-05-18T02:23:50.819664130</dc:date>
    <meta:editing-duration>P0D</meta:editing-duration>
    <meta:editing-cycles>1</meta:editing-cycles>
    <meta:document-statistic meta:object-count="22"/>
    <meta:generator>LibreOffice/4.2.8.2$Linux_X86_64 LibreOffice_project/420m0$Build-2</meta:generator>
  </office:meta>
</office:document-meta>
</file>